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1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P4" style:family="paragraph" style:parent-style-name="HTML_20_Preformatted">
      <style:paragraph-properties fo:margin-top="0cm" fo:margin-bottom="0cm" loext:contextual-spacing="true" fo:line-height="100%"/>
      <style:text-properties fo:color="#111111" style:font-name="Courier New" fo:font-size="11pt" fo:font-weight="bold" style:font-size-asian="11pt" style:font-weight-asian="bold" style:font-size-complex="11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style:font-name="Courier New" fo:font-size="11pt" officeooo:paragraph-rsid="001bc07a" style:font-size-asian="11pt" style:font-size-complex="11pt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Courier New" fo:font-size="11pt" fo:letter-spacing="normal" fo:font-style="normal" fo:font-weight="bold" officeooo:rsid="001a4422" officeooo:paragraph-rsid="001bc07a" style:font-size-asian="11pt" style:font-style-asian="normal" style:font-weight-asian="normal" style:font-size-complex="11pt" style:font-weight-complex="bold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officeooo:paragraph-rsid="00202708"/>
    </style:style>
    <style:style style:name="P8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officeooo:paragraph-rsid="00202708" style:font-size-asian="11pt" style:font-size-complex="11pt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bold" style:font-size-asian="11pt" style:font-size-complex="11pt"/>
    </style:style>
    <style:style style:name="P11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style:font-size-asian="11pt" style:font-size-complex="11pt"/>
    </style:style>
    <style:style style:name="P12" style:family="paragraph" style:parent-style-name="Preformatted_20_Text">
      <style:paragraph-properties fo:line-height="100%" fo:orphans="2" fo:widows="2"/>
      <style:text-properties fo:color="#000000" style:font-name="Courier New" fo:font-size="11pt" style:font-size-asian="11pt" style:font-size-complex="11pt"/>
    </style:style>
    <style:style style:name="P13" style:family="paragraph" style:parent-style-name="Preformatted_20_Text">
      <style:paragraph-properties fo:line-height="100%" fo:orphans="2" fo:widows="2"/>
      <style:text-properties fo:color="#000000" style:font-name="Courier New" fo:font-size="11pt" officeooo:paragraph-rsid="00202708" style:font-size-asian="11pt" style:font-size-complex="11pt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Courier New" fo:font-size="11pt" fo:letter-spacing="normal" fo:font-style="normal" fo:font-weight="bold" officeooo:rsid="001a4422" officeooo:paragraph-rsid="00202708" style:font-size-asian="11pt" style:font-style-asian="normal" style:font-weight-asian="normal" style:font-size-complex="11pt" style:font-weight-complex="bold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212121" style:font-name="Courier New" fo:font-size="11pt" fo:letter-spacing="normal" fo:font-style="normal" fo:font-weight="normal" style:font-size-asian="11pt" style:font-size-complex="11pt" loext:padding="0cm" loext:border="none"/>
    </style:style>
    <style:style style:name="P16" style:family="paragraph" style:parent-style-name="Preformatted_20_Text">
      <style:paragraph-properties fo:line-height="100%" fo:orphans="2" fo:widows="2"/>
      <style:text-properties fo:font-variant="normal" fo:text-transform="none" fo:color="#212121" style:font-name="Courier New" fo:font-size="11pt" fo:letter-spacing="normal" style:font-size-asian="11pt" style:font-size-complex="11pt"/>
    </style:style>
    <style:style style:name="P17" style:family="paragraph" style:parent-style-name="Preformatted_20_Text">
      <style:paragraph-properties fo:line-height="100%" fo:orphans="2" fo:widows="2"/>
      <style:text-properties fo:font-variant="normal" fo:text-transform="none" fo:color="#212121" style:font-name="Courier New" fo:font-size="11pt" fo:letter-spacing="normal" fo:font-style="normal" fo:font-weight="normal" style:font-size-asian="11pt" style:font-size-complex="11pt"/>
    </style:style>
    <style:style style:name="P18" style:family="paragraph" style:parent-style-name="Preformatted_20_Text">
      <style:paragraph-properties fo:line-height="100%" fo:orphans="2" fo:widows="2"/>
      <style:text-properties fo:font-variant="normal" fo:text-transform="none" fo:color="#ff7700" style:font-name="Courier New" fo:font-size="11pt" fo:letter-spacing="normal" fo:font-style="normal" fo:font-weight="bold" style:font-size-asian="11pt" style:font-size-complex="11pt"/>
    </style:style>
    <style:style style:name="P19" style:family="paragraph" style:parent-style-name="Preformatted_20_Text">
      <style:paragraph-properties fo:line-height="100%" fo:orphans="2" fo:widows="2"/>
      <style:text-properties style:font-name="Courier New" fo:font-size="11pt" style:font-size-asian="11pt" style:font-size-complex="11pt"/>
    </style:style>
    <style:style style:name="P20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fo:color="#212121" style:font-name="Courier New" fo:font-size="11pt" fo:letter-spacing="normal" fo:font-style="normal" fo:font-weight="normal" style:font-size-asian="11pt" style:font-size-complex="11pt" loext:padding="0cm" loext:border="none"/>
    </style:style>
    <style:style style:name="P21" style:family="paragraph" style:parent-style-name="Preformatted_20_Text">
      <style:paragraph-properties fo:margin-top="0cm" fo:margin-bottom="0cm" loext:contextual-spacing="false" fo:line-height="100%" fo:orphans="2" fo:widows="2"/>
      <style:text-properties style:font-name="Courier New"/>
    </style:style>
    <style:style style:name="P22" style:family="paragraph" style:parent-style-name="Preformatted_20_Text">
      <style:paragraph-properties fo:margin-top="0cm" fo:margin-bottom="0.499cm" loext:contextual-spacing="false" fo:line-height="100%" fo:orphans="2" fo:widows="2"/>
      <style:text-properties fo:font-variant="normal" fo:text-transform="none" fo:color="#212121" style:font-name="Courier New" fo:font-size="11pt" fo:letter-spacing="normal" fo:font-style="normal" fo:font-weight="normal" style:font-size-asian="11pt" style:font-size-complex="11pt"/>
    </style:style>
    <style:style style:name="P2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bc07a"/>
    </style:style>
    <style:style style:name="P24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style:text-line-through-style="none" style:text-line-through-type="none" style:font-name="Courier New" fo:letter-spacing="normal" fo:font-style="normal" style:text-underline-style="none" fo:font-weight="bold" officeooo:paragraph-rsid="001b36a3" style:text-blinking="false" style:font-style-asian="normal" style:font-weight-asian="bold"/>
    </style:style>
    <style:style style:name="P25" style:family="paragraph" style:parent-style-name="Standard">
      <style:paragraph-properties fo:margin-top="0cm" fo:margin-bottom="0cm" loext:contextual-spacing="false" fo:line-height="100%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1b36a3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 style:font-weight-complex="bold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0e1eb" style:text-blinking="false" fo:background-color="#ffffff" loext:char-shading-value="0" style:font-size-asian="11pt" style:font-style-asian="normal" style:font-weight-asian="bold" style:font-size-complex="11pt"/>
    </style:style>
    <style:style style:name="T5" style:family="text"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T6" style:family="text">
      <style:text-properties fo:font-variant="normal" fo:text-transform="none" fo:color="#000000" style:font-name="Courier New" fo:font-size="11pt" fo:letter-spacing="normal" fo:font-style="normal" fo:font-weight="bold" officeooo:rsid="001a4422" style:font-size-asian="11pt" style:font-style-asian="normal" style:font-weight-asian="normal" style:font-size-complex="11pt" style:font-weight-complex="bold"/>
    </style:style>
    <style:style style:name="T7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8" style:family="text">
      <style:text-properties fo:font-variant="normal" fo:text-transform="none" fo:color="#000000" style:font-name="Courier New" fo:font-size="11pt" fo:letter-spacing="normal" fo:font-style="normal" fo:font-weight="normal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fo:color="#000000" style:font-name="Courier New" fo:font-size="11pt" fo:letter-spacing="normal" fo:font-style="normal" fo:font-weight="normal" officeooo:rsid="001a4422" style:font-size-asian="11pt" style:font-style-asian="normal" style:font-weight-asian="normal" style:font-size-complex="11pt" style:font-weight-complex="bold"/>
    </style:style>
    <style:style style:name="T10" style:family="text">
      <style:text-properties fo:font-variant="normal" fo:text-transform="none" fo:color="#000000" style:font-name="Courier New" fo:font-size="11pt" fo:letter-spacing="normal" fo:language="pt" fo:country="BR" fo:font-style="normal" fo:font-weight="bold" officeooo:rsid="00202708" style:letter-kerning="false" style:font-name-asian="Liberation Mono1" style:font-size-asian="11pt" style:language-asian="en" style:country-asian="US" style:font-style-asian="normal" style:font-weight-asian="bold" style:font-name-complex="Liberation Mono1" style:font-size-complex="11pt" style:language-complex="ar" style:country-complex="SA" style:font-weight-complex="bold"/>
    </style:style>
    <style:style style:name="T11" style:family="text">
      <style:text-properties fo:font-variant="normal" fo:text-transform="none" fo:letter-spacing="normal" fo:font-style="normal" fo:font-weight="bold"/>
    </style:style>
    <style:style style:name="T12" style:family="text">
      <style:text-properties fo:font-variant="normal" fo:text-transform="none" fo:letter-spacing="normal" fo:font-style="normal" fo:font-weight="bold" style:font-style-asian="normal" style:font-weight-asian="bold" style:font-weight-complex="bold"/>
    </style:style>
    <style:style style:name="T13" style:family="text">
      <style:text-properties fo:font-variant="normal" fo:text-transform="none" fo:letter-spacing="normal" fo:font-style="normal" fo:font-weight="bold" officeooo:rsid="001a4422" style:font-style-asian="normal" style:font-weight-asian="normal" style:font-weight-complex="bold"/>
    </style:style>
    <style:style style:name="T14" style:family="text">
      <style:text-properties fo:font-variant="normal" fo:text-transform="none" fo:letter-spacing="normal" fo:font-style="normal" fo:font-weight="bold" officeooo:rsid="00202708" style:font-style-asian="normal" style:font-weight-asian="normal" style:font-weight-complex="bold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17" style:family="text">
      <style:text-properties fo:font-variant="normal" fo:text-transform="none" fo:letter-spacing="normal" fo:font-style="normal" fo:font-weight="normal" officeooo:rsid="001a4422" style:font-style-asian="normal" style:font-weight-asian="normal" style:font-weight-complex="bold"/>
    </style:style>
    <style:style style:name="T18" style:family="text">
      <style:text-properties fo:font-variant="normal" fo:text-transform="none" fo:color="#212121" style:font-name="Arial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212121" style:font-name="Arial" fo:font-size="10.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212121" style:font-name="Arial" fo:font-size="11pt" fo:letter-spacing="normal" fo:font-style="normal" fo:font-weight="normal" style:font-size-asian="11pt" style:font-size-complex="11pt" loext:padding="0cm" loext:border="none"/>
    </style:style>
    <style:style style:name="T21" style:family="text">
      <style:text-properties fo:font-variant="normal" fo:text-transform="none" fo:color="#212121" fo:font-size="11pt" fo:letter-spacing="normal" fo:font-style="normal" fo:font-weight="normal" style:font-size-asian="11pt" style:font-size-complex="11pt" loext:padding="0cm" loext:border="none"/>
    </style:style>
    <style:style style:name="T22" style:family="text">
      <style:text-properties fo:font-variant="normal" fo:text-transform="none" fo:color="#212121" style:font-name="Courier New" fo:font-size="11pt" fo:letter-spacing="normal" fo:font-style="normal" fo:font-weight="normal" style:font-size-asian="11pt" style:font-size-complex="11pt" loext:padding="0cm" loext:border="none"/>
    </style:style>
    <style:style style:name="T23" style:family="text">
      <style:text-properties fo:font-variant="normal" fo:text-transform="none" fo:color="#212121" style:font-name="Courier New" fo:letter-spacing="normal" fo:font-style="normal" fo:font-weight="normal"/>
    </style:style>
    <style:style style:name="T24" style:family="text">
      <style:text-properties fo:font-variant="normal" fo:text-transform="none" fo:color="#ff7700" style:text-line-through-style="none" style:text-line-through-type="none" style:font-name="Arial" fo:letter-spacing="normal" fo:font-style="normal" style:text-underline-style="none" fo:font-weight="bold" style:text-blinking="false" loext:padding="0cm" loext:border="none"/>
    </style:style>
    <style:style style:name="T25" style:family="text">
      <style:text-properties fo:font-variant="normal" fo:text-transform="none" fo:color="#ff7700" style:text-line-through-style="none" style:text-line-through-type="none" style:font-name="Arial" fo:font-size="10.5pt" fo:letter-spacing="normal" fo:font-style="normal" style:text-underline-style="none" fo:font-weight="bold" style:text-blinking="false" loext:padding="0cm" loext:border="none"/>
    </style:style>
    <style:style style:name="T26" style:family="text">
      <style:text-properties fo:font-variant="normal" fo:text-transform="none" fo:color="#ff7700" style:text-line-through-style="none" style:text-line-through-type="none" style:font-name="Arial" fo:font-size="11pt" fo:letter-spacing="normal" fo:font-style="normal" style:text-underline-style="none" fo:font-weight="bold" style:text-blinking="false" style:font-size-asian="11pt" style:font-size-complex="11pt" loext:padding="0cm" loext:border="none"/>
    </style:style>
    <style:style style:name="T27" style:family="text">
      <style:text-properties fo:font-variant="normal" fo:text-transform="none" fo:color="#ff7700" style:text-line-through-style="none" style:text-line-through-type="none" fo:font-size="11pt" fo:letter-spacing="normal" fo:font-style="normal" style:text-underline-style="none" fo:font-weight="bold" style:text-blinking="false" style:font-size-asian="11pt" style:font-size-complex="11pt" loext:padding="0cm" loext:border="none"/>
    </style:style>
    <style:style style:name="T28" style:family="text">
      <style:text-properties fo:font-variant="normal" fo:text-transform="none" fo:color="#ff7700" style:text-line-through-style="none" style:text-line-through-type="none" style:font-name="Courier New" fo:font-size="11pt" fo:letter-spacing="normal" fo:font-style="normal" style:text-underline-style="none" fo:font-weight="bold" style:text-blinking="false" style:font-size-asian="11pt" style:font-size-complex="11pt" loext:padding="0cm" loext:border="none"/>
    </style:style>
    <style:style style:name="T29" style:family="text">
      <style:text-properties fo:font-variant="normal" fo:text-transform="none" fo:color="#ff7700" style:font-name="Courier New" fo:letter-spacing="normal" fo:font-style="normal" fo:font-weight="bold"/>
    </style:style>
    <style:style style:name="T30" style:family="text">
      <style:text-properties fo:font-style="normal" fo:font-weight="bold"/>
    </style:style>
    <style:style style:name="T31" style:family="text">
      <style:text-properties fo:font-style="normal" fo:font-weight="bold" officeooo:rsid="001cbf6f"/>
    </style:style>
    <style:style style:name="T32" style:family="text">
      <style:text-properties fo:font-style="normal" fo:font-weight="bold" officeooo:rsid="001dcd7f"/>
    </style:style>
    <style:style style:name="T33" style:family="text">
      <style:text-properties fo:font-style="normal" fo:font-weight="bold" officeooo:rsid="00202708" fo:background-color="#ffffff" loext:char-shading-value="0"/>
    </style:style>
    <style:style style:name="T34" style:family="text">
      <style:text-properties fo:font-style="normal" fo:font-weight="normal"/>
    </style:style>
    <style:style style:name="T35" style:family="text">
      <style:text-properties fo:font-weight="bold"/>
    </style:style>
    <style:style style:name="T36" style:family="text">
      <style:text-properties fo:font-weight="bold" officeooo:rsid="001cbf6f"/>
    </style:style>
    <style:style style:name="T37" style:family="text">
      <style:text-properties fo:font-weight="bold" officeooo:rsid="001dcd7f"/>
    </style:style>
    <style:style style:name="T38" style:family="text">
      <style:text-properties fo:font-weight="bold" officeooo:rsid="00202708" style:font-weight-asian="bold" style:font-weight-complex="bold"/>
    </style:style>
    <style:style style:name="T39" style:family="text">
      <style:text-properties officeooo:rsid="00202708"/>
    </style:style>
    <style:style style:name="T40" style:family="text">
      <style:text-properties fo:color="#ff7700" fo:font-weight="bold"/>
    </style:style>
    <style:style style:name="T41" style:family="text">
      <style:text-properties fo:color="#ff7700" style:font-name="Roboto Mono" fo:font-size="10.5pt" fo:font-style="normal" fo:font-weight="bold"/>
    </style:style>
    <style:style style:name="T42" style:family="text">
      <style:text-properties fo:color="#ff7700" style:font-name="Roboto Mono" fo:font-style="normal" fo:font-weight="bold"/>
    </style:style>
    <style:style style:name="T43" style:family="text">
      <style:text-properties fo:color="#ff7700" fo:font-style="normal" fo:font-weight="bold"/>
    </style:style>
    <style:style style:name="T44" style:family="text">
      <style:text-properties style:font-name="Roboto Mono" fo:font-style="normal" fo:font-weight="normal"/>
    </style:style>
    <style:style style:name="T45" style:family="text">
      <style:text-properties style:font-name="Roboto Mono" fo:font-size="10.5pt" fo:font-style="normal" fo:font-weight="normal"/>
    </style:style>
    <style:style style:name="T46" style:family="text">
      <style:text-properties fo:color="#9e9e9e" style:text-line-through-style="none" style:text-line-through-type="none" style:text-underline-style="none" style:text-blinking="false"/>
    </style:style>
    <style:style style:name="T47" style:family="text">
      <style:text-properties officeooo:rsid="0020e1eb"/>
    </style:style>
    <style:style style:name="T48" style:family="text">
      <style:text-properties fo:color="#000000" style:font-name="Courier New" fo:font-size="14pt" fo:font-style="italic" style:text-underline-style="solid" style:text-underline-width="auto" style:text-underline-color="font-color" fo:font-weight="bold" officeooo:rsid="0020e1eb" style:font-name-asian="Times New Roman" style:font-size-asian="14pt" style:language-asian="pt" style:country-asian="BR" style:font-style-asian="italic" style:font-weight-asian="bold" style:font-name-complex="Courier New2"/>
    </style:style>
    <style:style style:name="T49" style:family="text">
      <style:text-properties fo:color="#000000" style:font-name="Courier New" fo:font-size="14pt" fo:language="pt" fo:country="BR" fo:font-style="italic" style:text-underline-style="solid" style:text-underline-width="auto" style:text-underline-color="font-color" fo:font-weight="bold" officeooo:rsid="001bc07a" style:letter-kerning="false" style:font-name-asian="Times New Roman" style:font-size-asian="14pt" style:language-asian="pt" style:country-asian="BR" style:font-style-asian="italic" style:font-weight-asian="bold" style:font-name-complex="Courier New2" style:font-size-complex="11pt" style:language-complex="ar" style:country-complex="SA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custom-shape text:anchor-type="paragraph" draw:z-index="0" draw:name="Figura1" draw:style-name="gr1" draw:text-style-name="P26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49">S</text:span><text:span text:style-name="T48">om do ceu</text:span></text:p>
      <text:p text:style-name="P1"/>
      <text:p text:style-name="P4"/>
      <text:p text:style-name="P2"><text:span text:style-name="T5"/></text:p>
      <text:p text:style-name="P2"><text:bookmark text:name="cifra_tom"/><text:span text:style-name="T5">Tom</text:span><text:span text:style-name="T7">: </text:span><text:span text:style-name="Internet_20_link"><text:span text:style-name="T4">C</text:span></text:span></text:p>
      <text:p text:style-name="P24"><text:bookmark text:name="cifra_afi"/><text:bookmark text:name="cifra_capo"/></text:p>
      <text:p text:style-name="P5"><text:span text:style-name="T12">Intro</text:span><text:span text:style-name="T16">: </text:span><text:span text:style-name="T17"><text:s/></text:span><text:span text:style-name="T29">Em</text:span><text:span text:style-name="T23"> <text:s/></text:span><text:span text:style-name="T29">G</text:span><text:span text:style-name="T23"> <text:s/></text:span><text:span text:style-name="T29">Em</text:span><text:span text:style-name="T23"> <text:s/></text:span><text:span text:style-name="T29">Am</text:span></text:p>
      <text:p text:style-name="P16"><text:s text:c="8"/><text:span text:style-name="T43">Am</text:span><text:span text:style-name="T34"> <text:s/></text:span><text:span text:style-name="T43">G</text:span><text:span text:style-name="T34"> <text:s/></text:span><text:span text:style-name="T43">Am</text:span><text:span text:style-name="T34"> <text:s/></text:span><text:span text:style-name="T43">Em</text:span></text:p>
      <text:p text:style-name="P16"><text:s text:c="8"/><text:span text:style-name="T43">Em</text:span><text:span text:style-name="T34"> <text:s/></text:span><text:span text:style-name="T43">G</text:span><text:span text:style-name="T34"> <text:s/></text:span><text:span text:style-name="T43">Em</text:span><text:span text:style-name="T34"> <text:s/></text:span><text:span text:style-name="T43">Am</text:span></text:p>
      <text:p text:style-name="P19"/>
      <text:p text:style-name="P15">E|<text:span text:style-name="T46">----------</text:span>7<text:span text:style-name="T46">--</text:span>8<text:span text:style-name="T46">--</text:span>12<text:span text:style-name="T46">---</text:span>7<text:span text:style-name="T46">---</text:span>12<text:span text:style-name="T46">---</text:span>5<text:span text:style-name="T46">------------</text:span>7<text:span text:style-name="T46">--</text:span>8<text:span text:style-name="T46">---</text:span>|</text:p>
      <text:p text:style-name="P20">B|<text:span text:style-name="T46">-</text:span>5<text:span text:style-name="T46">--</text:span>8<text:span text:style-name="T46">---------------------------------</text:span>5<text:span text:style-name="T46">--</text:span>8<text:span text:style-name="T46">--------</text:span>|</text:p>
      <text:p text:style-name="P20">G|<text:span text:style-name="T46">--------------------------------------------------</text:span>|</text:p>
      <text:p text:style-name="P20">D|<text:span text:style-name="T46">----------</text:span>5<text:span text:style-name="T46">--</text:span>7<text:span text:style-name="T46">--</text:span>10<text:span text:style-name="T46">---</text:span>5<text:span text:style-name="T46">---</text:span>10<text:span text:style-name="T46">---</text:span>3<text:span text:style-name="T46">------------</text:span>5<text:span text:style-name="T46">------</text:span>|</text:p>
      <text:p text:style-name="P20">A|<text:span text:style-name="T46">-</text:span>3<text:span text:style-name="T46">--</text:span>7<text:span text:style-name="T46">---------------------------------</text:span>3<text:span text:style-name="T46">--</text:span>7<text:span text:style-name="T46">------</text:span>7<text:span text:style-name="T46">-</text:span>|</text:p>
      <text:p text:style-name="P20">E|<text:span text:style-name="T46">--------------------------------------------------</text:span>|</text:p>
      <text:p text:style-name="P19"/>
      <text:p text:style-name="P18">Am</text:p>
      <text:p text:style-name="P16"><text:s text:c="2"/><text:span text:style-name="T34">Receba o som</text:span></text:p>
      <text:p text:style-name="P16"><text:s text:c="10"/><text:span text:style-name="T43">G</text:span></text:p>
      <text:p text:style-name="P17">Da Tua igreja</text:p>
      <text:p text:style-name="P16"><text:s text:c="6"/><text:span text:style-name="T43">F</text:span></text:p>
      <text:p text:style-name="P17">Que anseia Te adorar</text:p>
      <text:p text:style-name="P16"><text:s text:c="22"/><text:span text:style-name="T43">G</text:span></text:p>
      <text:p text:style-name="P17">Que anseia Te adorar</text:p>
      <text:p text:style-name="P19"/>
      <text:p text:style-name="P19"/>
      <text:p text:style-name="P18">Am</text:p>
      <text:p text:style-name="P16"><text:s text:c="2"/><text:span text:style-name="T34">Receba o som</text:span></text:p>
      <text:p text:style-name="P16"><text:s text:c="8"/><text:span text:style-name="T43">G</text:span></text:p>
      <text:p text:style-name="P17">Da Tua noiva</text:p>
      <text:p text:style-name="P16"><text:s text:c="6"/><text:span text:style-name="T43">F</text:span></text:p>
      <text:p text:style-name="P17">Que anseia o noivo ver</text:p>
      <text:p text:style-name="P19"/>
      <text:p text:style-name="P17">Que anseia o noivo ver</text:p>
      <text:p text:style-name="P19"/>
      <text:p text:style-name="P19"/>
      <text:p text:style-name="P17"><text:span text:style-name="T40">F</text:span> <text:s text:c="9"/><text:span text:style-name="T40">Am</text:span> <text:s text:c="3"/><text:span text:style-name="T40">G</text:span></text:p>
      <text:p text:style-name="P17">Vem encher este lugar</text:p>
      <text:p text:style-name="P16"><text:s text:c="11"/><text:span text:style-name="T43">Am</text:span><text:span text:style-name="T34"> <text:s/></text:span><text:span text:style-name="T43">F</text:span></text:p>
      <text:p text:style-name="P17">Vem tomar a direção</text:p>
      <text:p text:style-name="P16"><text:s text:c="14"/><text:span text:style-name="T43">Am</text:span><text:span text:style-name="T34"> <text:s text:c="4"/></text:span><text:span text:style-name="T43">G</text:span></text:p>
      <text:p text:style-name="P17">Vem mostrar o Teu poder</text:p>
      <text:p text:style-name="P16"><text:s text:c="10"/><text:span text:style-name="T43">Em</text:span><text:span text:style-name="T34"> <text:s text:c="2"/></text:span><text:span text:style-name="T43">F</text:span><text:span text:style-name="T34"> <text:s/></text:span></text:p>
      <text:p text:style-name="P17">Em nossos corações</text:p>
      <text:p text:style-name="P16"><text:s text:c="14"/><text:span text:style-name="T43">Am</text:span><text:span text:style-name="T34"> <text:s text:c="3"/></text:span><text:span text:style-name="T43">G</text:span></text:p>
      <text:p text:style-name="P17">Eu já sinto o Teu fluir</text:p>
      <text:p text:style-name="P16"><text:s text:c="15"/><text:span text:style-name="T43">Am</text:span><text:span text:style-name="T34"> <text:s text:c="2"/></text:span><text:span text:style-name="T43">F</text:span><text:span text:style-name="T34"> <text:s/></text:span></text:p>
      <text:p text:style-name="P17">Posso ouvir um novo som</text:p>
      <text:p text:style-name="P16"><text:s text:c="16"/><text:span text:style-name="T43">Am</text:span><text:span text:style-name="T34"> <text:s text:c="3"/></text:span><text:span text:style-name="T43">G</text:span></text:p>
      <text:p text:style-name="P17">É o som do céu, eu creio</text:p>
      <text:p text:style-name="P16"><text:s text:c="16"/><text:span text:style-name="T43">Am</text:span><text:span text:style-name="T34"> <text:s text:c="3"/></text:span><text:span text:style-name="T43">F</text:span><text:span text:style-name="T34"> <text:s/></text:span></text:p>
      <text:p text:style-name="P17">É o som do céu, eu creio</text:p>
      <text:p text:style-name="P16"><text:s text:c="16"/><text:span text:style-name="T43">Am</text:span><text:span text:style-name="T34"> <text:s text:c="3"/></text:span><text:span text:style-name="T43">G</text:span><text:span text:style-name="T34"> <text:s text:c="2"/></text:span><text:span text:style-name="T43">Am</text:span></text:p>
      <text:p text:style-name="P17">É o som do céu, eu creio</text:p>
      <text:p text:style-name="P19"/>
      <text:p text:style-name="P17">( <text:span text:style-name="T40">Am</text:span> <text:s/><text:span text:style-name="T40">G</text:span> <text:s/><text:span text:style-name="T40">F</text:span> )</text:p>
      <text:p text:style-name="P19"/>
      <text:p text:style-name="P16"><text:s text:c="3"/><text:span text:style-name="T43">Am</text:span><text:span text:style-name="T34"> <text:s text:c="15"/></text:span><text:span text:style-name="T43">G</text:span></text:p>
      <text:p text:style-name="P17">Queremos Teu fogo, buscamos Tua face</text:p>
      <text:p text:style-name="P16"><text:s text:c="5"/><text:span text:style-name="T43">F</text:span><text:span text:style-name="T34"> <text:s text:c="13"/></text:span><text:span text:style-name="T43">G</text:span></text:p>
      <text:p text:style-name="P22">Não deixes o fogo se apagar</text:p>
      <text:p text:style-name="P19"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1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6-08T17:35:54.459000000</dc:date>
    <meta:editing-cycles>57</meta:editing-cycles>
    <meta:editing-duration>P1DT6H30M5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49" meta:word-count="177" meta:character-count="1106" meta:non-whitespace-character-count="7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